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youtube_metadata.csv">
        <table:table-column/>
        <table:table-column/>
        <table:table-column/>
        <table:table-column/>
        <table:table-column/>
        <table:table-row>
          <table:table-cell office:value-type="string">
            <text:p>url</text:p>
          </table:table-cell>
          <table:table-cell office:value-type="string">
            <text:p>Date</text:p>
          </table:table-cell>
          <table:table-cell office:value-type="string">
            <text:p>Title</text:p>
          </table:table-cell>
          <table:table-cell office:value-type="string">
            <text:p>Description</text:p>
          </table:table-cell>
          <table:table-cell office:value-type="string">
            <text:p>Creator</text:p>
          </table:table-cell>
        </table:table-row>
        <table:table-row>
          <table:table-cell office:value-type="string">
            <text:p>https://www.youtube.com/watch?v=IXtQcJwgqcI</text:p>
          </table:table-cell>
          <table:table-cell office:value-type="string">
            <text:p>Sep 19, 2022</text:p>
          </table:table-cell>
          <table:table-cell office:value-type="string">
            <text:p>Who We Are: A Chronicle Of Racism In America</text:p>
          </table:table-cell>
          <table:table-cell office:value-type="string">
            <text:p>On Thursday, September 8, 2022, the Rappaport Center presented Jeffery Robinson's documentary, "Who We Are: A Chronicle of Racism In America." Jeffery Robinson is the Founder and CEO of The Who We Are Project and the Rappaport Distinguished Visiting Professor for the 2022 Fall term.</text:p>
          </table:table-cell>
          <table:table-cell office:value-type="string">
            <text:p>Boston College Law School</text:p>
          </table:table-cell>
        </table:table-row>
        <table:table-row>
          <table:table-cell office:value-type="string">
            <text:p>https://www.youtube.com/watch?v=2VvtZUI0REk</text:p>
          </table:table-cell>
          <table:table-cell office:value-type="string">
            <text:p>Dec 08, 2022</text:p>
          </table:table-cell>
          <table:table-cell office:value-type="string">
            <text:p>Just Law: Take Control of Your Law School Success</text:p>
          </table:table-cell>
          <table:table-cell office:value-type="string">
            <text:p>Just Law co-hosts Tom Blakely and Jill Jacobson interview Angela Vorpahl, a law school success coach and creator and founder of the "Law School Master Plan", to hear her own story and answer questions about succeeding in law school, through your first exams and beyond.</text:p>
          </table:table-cell>
          <table:table-cell office:value-type="string">
            <text:p>Boston College Law School</text:p>
          </table:table-cell>
        </table:table-row>
        <table:table-row>
          <table:table-cell office:value-type="string">
            <text:p>https://www.youtube.com/watch?v=gHNpYvs9A90</text:p>
          </table:table-cell>
          <table:table-cell office:value-type="string">
            <text:p>Jan 31, 2023</text:p>
          </table:table-cell>
          <table:table-cell office:value-type="string">
            <text:p>The Ana Walshe Case: Evidence of Murder?</text:p>
          </table:table-cell>
          <table:table-cell office:value-type="string">
            <text:p>Just Law co-hosts Tom Blakely and Jim Fiore talk to BC Law Professor Michael Cassidy, an evidence and criminal law expert, about the disturbing case of the disappearance of Cohasset, MA resident Ana Walshe, and her husband's arrest for her murder. What does the evidence show? Can he be convicted for her murder without a body? Tune in to hear Professor Cassidy's opinion on that and much more.</text:p>
          </table:table-cell>
          <table:table-cell office:value-type="string">
            <text:p>Boston College Law School</text:p>
          </table:table-cell>
        </table:table-row>
        <table:table-row>
          <table:table-cell office:value-type="string">
            <text:p>https://www.youtube.com/watch?v=QiXrv-upMfM</text:p>
          </table:table-cell>
          <table:table-cell office:value-type="string">
            <text:p>May 31, 2022</text:p>
          </table:table-cell>
          <table:table-cell office:value-type="string">
            <text:p>2022 Boston College Law School Commencement</text:p>
          </table:table-cell>
          <table:table-cell office:value-type="string">
            <text:p>On May 27, 2022, BC Law welcomed graduates and their guests for our Commencement Exercises.</text:p>
          </table:table-cell>
          <table:table-cell office:value-type="string">
            <text:p>Boston College Law School</text:p>
          </table:table-cell>
        </table:table-row>
        <table:table-row>
          <table:table-cell office:value-type="string">
            <text:p>https://www.youtube.com/watch?v=PED36Uyal4c</text:p>
          </table:table-cell>
          <table:table-cell office:value-type="string">
            <text:p>Oct 13, 2022</text:p>
          </table:table-cell>
          <table:table-cell office:value-type="string">
            <text:p>Crypto Explained</text:p>
          </table:table-cell>
          <table:table-cell office:value-type="string">
            <text:p>Just Law co-hosts Tom Blakely and Jim Fiore welcome BC Law professor Ross Martin to the studio to discuss the world of cryptocurrency, regulation (or lack of it), and what we might expect in the future. Martin teaches several commercial law subjects, including Corporate Bankruptcy, The Law of Money (Payment Systems), Contract Drafting, and Secured Transactions. He is a retired partner of Ropes &amp; Gray LLP, where he spent over 20 years representing clients in all aspects of bankruptcy, corporate restructuring, and commercial lending.</text:p>
          </table:table-cell>
          <table:table-cell office:value-type="string">
            <text:p>Boston College Law School</text:p>
          </table:table-cell>
        </table:table-row>
        <table:table-row>
          <table:table-cell office:value-type="string">
            <text:p>https://www.youtube.com/watch?v=DlQ7gM7qQNM</text:p>
          </table:table-cell>
          <table:table-cell office:value-type="string">
            <text:p>Oct 02, 2023</text:p>
          </table:table-cell>
          <table:table-cell office:value-type="string">
            <text:p>Race and Wrongful Convictions</text:p>
          </table:table-cell>
          <table:table-cell office:value-type="string">
            <text:p>On Wednesday, September 27, 2023, the Rappaport Center presented "Race and Wrongful Convictions" with Moderator Sharon Beckman, Associate Clinical Professor, and Director, Boston College Innocence Program; and panelists Jarrett M. Adams, Esq., Law Office of Jarrett Adams; Author, “Redeeming Justice: From Defendant to Defender, My Fight for Equity on Both Sides of a Broken System”; Hon. Geraldine Hines, Huber Distinguished Visiting Professor, Boston College Law School; 2018 Rappaport Distinguished Visiting Professor; Samuel R. Gross, Thomas and Mabel Long Professor Emeritus of Law, University of Michigan Law School; Jeffery Robinson, CEO, The Who We Are Project; 2023 Rappaport Distinguished Visiting Professor. \n\nThese distinguished panelists brought historical, empirical, judicial, and legal expertise and lived experience to bear in a conversation about race as a contributing factor in wrongful convictions and possibilities for reform.</text:p>
          </table:table-cell>
          <table:table-cell office:value-type="string">
            <text:p>Boston College Law School</text:p>
          </table:table-cell>
        </table:table-row>
        <table:table-row>
          <table:table-cell office:value-type="string">
            <text:p>https://www.youtube.com/watch?v=4zjbLPimFLY</text:p>
          </table:table-cell>
          <table:table-cell office:value-type="string">
            <text:p>Aug 09, 2022</text:p>
          </table:table-cell>
          <table:table-cell office:value-type="string">
            <text:p>Dobbs Decoded</text:p>
          </table:table-cell>
          <table:table-cell office:value-type="string">
            <text:p>Just Law Podcast hosts Tom Blakely and Samantha Beyar interview BC Law professor Ryan Williams about the Dobbs US Supreme Court case--breaking down the law and discussing why the justices made their decision, and the implications for future legal battles.</text:p>
          </table:table-cell>
          <table:table-cell office:value-type="string">
            <text:p>Boston College Law School</text:p>
          </table:table-cell>
        </table:table-row>
        <table:table-row>
          <table:table-cell office:value-type="string">
            <text:p>https://www.youtube.com/watch?v=ycwPOnq0OFI</text:p>
          </table:table-cell>
          <table:table-cell office:value-type="string">
            <text:p>Nov 23, 2022</text:p>
          </table:table-cell>
          <table:table-cell office:value-type="string">
            <text:p>So, You Want To Be A Municipal Lawyer</text:p>
          </table:table-cell>
          <table:table-cell office:value-type="string">
            <text:p>On Tuesday, October 25, 2022, the Massachusetts Municipal Lawyers Association program presented, "So, You Want To Be A Municipal Lawyer," hosted by the Rappaport Center for Law and Public Policy. This program discussed possible careers in municipal law with:\n\nModerator: \nJason Grossfield, City Solicitor for the City of Marlborough\n\nPanelists:\nRob Arcangeli, Assistant Corporation Counsel, City of Boston\nAntoine Fares, Associate, Norris, Murray &amp; Peloquin, LLC\nEmily Izzo, Division of Local Services, Department of Revenue, Commonwealth of Massachusetts\nRachel Millette, Associate, Murphy Hesse Toomey &amp; Lehane LLP.</text:p>
          </table:table-cell>
          <table:table-cell office:value-type="string">
            <text:p>Boston College Law School</text:p>
          </table:table-cell>
        </table:table-row>
        <table:table-row>
          <table:table-cell office:value-type="string">
            <text:p>https://www.youtube.com/watch?v=6UzGytu94NY</text:p>
          </table:table-cell>
          <table:table-cell office:value-type="string">
            <text:p>Mar 23, 2023</text:p>
          </table:table-cell>
          <table:table-cell office:value-type="string">
            <text:p>You Belong Here: An Interview with DEIB Director Brathwaite</text:p>
          </table:table-cell>
          <table:table-cell office:value-type="string">
            <text:p>Just Law Co-Host Re Cooper talks to Lisa Brathwaite, Director of Diversity, Equity, Inclusion and Belonging Programs, about her journey to BC Law, the unique community here, and why she loves her job.</text:p>
          </table:table-cell>
          <table:table-cell office:value-type="string">
            <text:p>Boston College Law School</text:p>
          </table:table-cell>
        </table:table-row>
        <table:table-row>
          <table:table-cell office:value-type="string">
            <text:p>https://www.youtube.com/watch?v=OLbvzfturx8</text:p>
          </table:table-cell>
          <table:table-cell office:value-type="string">
            <text:p>Oct 24, 2023</text:p>
          </table:table-cell>
          <table:table-cell office:value-type="string">
            <text:p>Transgender Rights: State and National Developments</text:p>
          </table:table-cell>
          <table:table-cell office:value-type="string">
            <text:p>On Wednesday, October 18, 2023, the Rappaport Center presented "Transgender Rights: State and National Developments " with Moderator John Ward, Adjunct Professor, Boston College Law School; Founder, Gay and Lesbian Advocates and Defenders (now known as GLBTQ Legal Advocates &amp; Defenders); and panelists Shaplaie Brooks, Executive Director, Massachusetts Commission on LGBTQ+ Youth; Heron Greenesmith, Deputy Director of Policy, Transgender Law Center; Adjunct Faculty, Boston University School of Law; and Casey Pick, Director of Law and Policy, The Trevor Project.\n\nThis program explored the current state of transgender rights, including legislative, legal, and social developments.</text:p>
          </table:table-cell>
          <table:table-cell office:value-type="string">
            <text:p>Boston College Law School</text:p>
          </table:table-cell>
        </table:table-row>
        <table:table-row>
          <table:table-cell office:value-type="string">
            <text:p>https://www.youtube.com/watch?v=9W443_Tlglk</text:p>
          </table:table-cell>
          <table:table-cell office:value-type="string">
            <text:p>Mar 10, 2023</text:p>
          </table:table-cell>
          <table:table-cell office:value-type="string">
            <text:p>Protecting Workers' Rights in Massachusetts</text:p>
          </table:table-cell>
          <table:table-cell office:value-type="string">
            <text:p>On Wednesday, March 1, 2023, the Rappaport Center for Law and Public Policy at Boston College Law School presented "Protecting Workers' Rights in Massachusetts" with moderator Reena Parikh, Assistant Clinical Professor, Director of Civil Rights Clinic, Boston College Law School. Panelists included Harris Freeman, Professor of Legal Research and Writing, Western New England University School of Law; Jeffrey Nelson, Deputy Director of Research, Unite Here, Local 26; and Lenita Reason, Executive Director, Brazilian Worker Center. Senator Lydia Edwards, 3rd Suffolk District, presented virtual remarks at the beginning of the program.</text:p>
          </table:table-cell>
          <table:table-cell office:value-type="string">
            <text:p>Boston College Law School</text:p>
          </table:table-cell>
        </table:table-row>
        <table:table-row>
          <table:table-cell office:value-type="string">
            <text:p>https://www.youtube.com/watch?v=fEWxCK2CSmQ</text:p>
          </table:table-cell>
          <table:table-cell office:value-type="string">
            <text:p>Apr 22, 2022</text:p>
          </table:table-cell>
          <table:table-cell office:value-type="string">
            <text:p>Exploring Restorative Justice: State, Federal, and Philosophical Perspectives Conference</text:p>
          </table:table-cell>
          <table:table-cell office:value-type="string">
            <text:p>Hosted by the Rappaport Center for Law and Public Policy\n\nWELCOME AND KEYNOTE\nRachael Rollins, US Attorney, District of MA\n\nFEDERAL APPROACHES\nHon. Leo Sorokin, Judge, US <text:s/>District Court, District of MA; moderator\nJanet Connors, Surviving Mother of a Homicide Victim/Restorative Justice practitioner\nMaria D’Addieco, US Probation Officer\nJessica Hedges, Partner, Hedges &amp; Tumposky, LLP\nJames Herbert, Assistant US Attorney, MA\n\nSTATE APPROACHES\nHon. Jay Blitzman, First Justice (ret.), MA Juvenile Court, Middlesex County; moderator\nArmand Coleman, Volunteer Development &amp; Community Outreach Coordinator, C4RJ\nSeema Gajwani, Special Counsel for Juvenile Justice Reform, D.C. Office of the Attorney General\nHon. Peter Krupp, Judge, MA Superior Court\nDavid E. Sullivan, Northwestern District Attorney, MA\n\nPHILOSOPHICAL PERSPECTIVES\nR. Michael Cassidy, Professor of Law, Boston College Law School; moderator\nHon. Leslie Kobayashi, Judge, US District Court, District of Hawaii\nAdriaan Lanni, Touroff-Glueck Professor of Law, Harvard Law School\nHon. Leo Sorokin, Judge, US District Court, District of MA\nRoy Vasque, Chief of Police, Lawrence, MA</text:p>
          </table:table-cell>
          <table:table-cell office:value-type="string">
            <text:p>Boston College Law School</text:p>
          </table:table-cell>
        </table:table-row>
        <table:table-row>
          <table:table-cell office:value-type="string">
            <text:p>https://www.youtube.com/watch?v=rtdl7FVC4I4</text:p>
          </table:table-cell>
          <table:table-cell office:value-type="string">
            <text:p>Oct 25, 2022</text:p>
          </table:table-cell>
          <table:table-cell office:value-type="string">
            <text:p>Conference on Gun Safety</text:p>
          </table:table-cell>
          <table:table-cell office:value-type="string">
            <text:p>Keynote Address: U.S. Senator Christopher Murphy\n\nPanel 1: New York State Rifle &amp; Pistol Association v. Bruen: Explanations and Implications\n\nPanel 2: Gun Safety through Community Violence Prevention Programs\n\nPanel 3: Innovative Approaches to Gun Laws</text:p>
          </table:table-cell>
          <table:table-cell office:value-type="string">
            <text:p>Boston College Law School</text:p>
          </table:table-cell>
        </table:table-row>
        <table:table-row>
          <table:table-cell office:value-type="string">
            <text:p>https://www.youtube.com/watch?v=HWRgY_Dn13o</text:p>
          </table:table-cell>
          <table:table-cell office:value-type="string">
            <text:p>Oct 20, 2022</text:p>
          </table:table-cell>
          <table:table-cell office:value-type="string">
            <text:p>5th Annual International IP Summit: Evolution of FinTech: Are Regulation and Law Keeping Up?</text:p>
          </table:table-cell>
          <table:table-cell office:value-type="string">
            <text:p>This panel explores innovations in Fintech, and the legal and regulatory landscape that governs this technology, with particular focus on blockchain, cryptocurrencies, NFTs, and other digital assets, including the shifting application of intellectual property rights to protect Fintech innovation.\n\nSpeakers:\nDavid Olson, Professor, Faculty Director for the Program on Innovation and Entrepreneurship, Boston College Law School (Moderator)\nRobert Bench, Assistant Vice President Secure Payments &amp; FinTech, Federal Reserve Bank of Boston \nMelissa Bender, Partner, Ropes &amp; Gray LLP\nJustin McCormack, Senior Vice President and Senior Managing Counsel, State Street Corporation\nRegina Sam Penti, Partner, Ropes &amp; Gray LLP</text:p>
          </table:table-cell>
          <table:table-cell office:value-type="string">
            <text:p>Boston College Law School</text:p>
          </table:table-cell>
        </table:table-row>
        <table:table-row>
          <table:table-cell office:value-type="string">
            <text:p>https://www.youtube.com/watch?v=-C9Rfc9r2ss</text:p>
          </table:table-cell>
          <table:table-cell office:value-type="string">
            <text:p>Jul 03, 2023</text:p>
          </table:table-cell>
          <table:table-cell office:value-type="string">
            <text:p>Arguing Before SCOTUS</text:p>
          </table:table-cell>
          <table:table-cell office:value-type="string">
            <text:p>Just Law co-host Tom Blakely interviews Lisa Gochman, who argued the landmark criminal sentencing case Apprendi v. New Jersey before the United States Supreme Court in March 2000. Her recently published memoir, At the Altar of the Appellate Gods (Indiana University Press, October 2022), "captures the terror, wonder, and joy of standing before the nine justices of the Rehnquist Court to defend the constitutionality of New Jersey’s Hate Crime Statute."</text:p>
          </table:table-cell>
          <table:table-cell office:value-type="string">
            <text:p>Boston College Law School</text:p>
          </table:table-cell>
        </table:table-row>
        <table:table-row>
          <table:table-cell office:value-type="string">
            <text:p>https://www.youtube.com/watch?v=wvhCuVnvefU</text:p>
          </table:table-cell>
          <table:table-cell office:value-type="string">
            <text:p>Oct 20, 2022</text:p>
          </table:table-cell>
          <table:table-cell office:value-type="string">
            <text:p>5th Annual International IP Summit: Global Tech Trends-Africa, China, Europe, Latin America &amp; Russia</text:p>
          </table:table-cell>
          <table:table-cell office:value-type="string">
            <text:p>This panel examines significant developments around the world impacting technology and life sciences companies, and best practices for maximizing the value of technology in a dynamic international environment of global tensions and shifting sanctions. Our experts from around the world discuss the impact of sanctions and controls from the Russia-Ukraine war, developments in US IP policy on China, fintech in Africa, the deal environment in Brazil, and IP developments in Europe.\n\nSpeakers:\nSean O’Connor, Professor of Law and Faculty Director of the Center for Intellectual Property x Innovation Policy, George Mason University Antonin Scalia Law School (Moderator) \nAma Adams, Partner, Ropes &amp; Gray LLP\nMayowa Kuyoro, Partner, McKinsey &amp; Company\nMichael Mangelson, Principal Counsel and Director for China IP, Office of Policy and International Affairs, USPTO\nMarcus Valverde, Managing Partner, Marcus Valverde Sociedade de Advogados</text:p>
          </table:table-cell>
          <table:table-cell office:value-type="string">
            <text:p>Boston College Law School</text:p>
          </table:table-cell>
        </table:table-row>
        <table:table-row>
          <table:table-cell office:value-type="string">
            <text:p>https://www.youtube.com/watch?v=CJMOYqLCvBE</text:p>
          </table:table-cell>
          <table:table-cell office:value-type="string">
            <text:p>Mar 03, 2023</text:p>
          </table:table-cell>
          <table:table-cell office:value-type="string">
            <text:p>An Institution in Newton</text:p>
          </table:table-cell>
          <table:table-cell office:value-type="string">
            <text:p>Cabot's Ice Cream and Restaurant has been "a Newton tradition since 1969," but was recently sold to the owners of Johnny's Luncheonette. Tom Blakely interviews the iconic owner, Joe Prestejohn, about growing up working at Cabot's with his parents, and what the shop means to him and generations of Newton, MA residents.</text:p>
          </table:table-cell>
          <table:table-cell office:value-type="string">
            <text:p>Boston College Law School</text:p>
          </table:table-cell>
        </table:table-row>
        <table:table-row>
          <table:table-cell office:value-type="string">
            <text:p>https://www.youtube.com/watch?v=qAnZGhIWjgo</text:p>
          </table:table-cell>
          <table:table-cell office:value-type="string">
            <text:p>Oct 20, 2022</text:p>
          </table:table-cell>
          <table:table-cell office:value-type="string">
            <text:p>5th Annual International IP Summit: Welcome Remarks &amp; Opening Address</text:p>
          </table:table-cell>
          <table:table-cell office:value-type="string">
            <text:p>Welcome Remarks: Diane Ring, Interim Dean, Professor, Boston College Law School\n\nOpening Address: Yasheng Huang, Epoch Foundation Professor of International Management and Faculty Director of Action Learning, MIT Sloan School of Management</text:p>
          </table:table-cell>
          <table:table-cell office:value-type="string">
            <text:p>Boston College Law School</text:p>
          </table:table-cell>
        </table:table-row>
        <table:table-row>
          <table:table-cell office:value-type="string">
            <text:p>https://www.youtube.com/watch?v=g0chYoJ_nNs</text:p>
          </table:table-cell>
          <table:table-cell office:value-type="string">
            <text:p>Apr 03, 2023</text:p>
          </table:table-cell>
          <table:table-cell office:value-type="string">
            <text:p>The Land Conference Panel 3: Complementary Law &amp; Policy: Strategies to Redress Black Land Loss</text:p>
          </table:table-cell>
          <table:table-cell office:value-type="string">
            <text:p>Part of the The Land Loss, Reparations, &amp; Housing Policy Conference\n\nGeorge C. Fatheree III: Partner, Sidley Austin LLP\nBryce Stucki: Independent Researcher\nThomas W. Mitchell: Director, Initiative on Land, Housing &amp; Property Rights &amp; Robert Drinan, S.J., Professor of Law, Boston College\nMelvin J. Kelley (Moderator): Associate Professor, Northeastern University</text:p>
          </table:table-cell>
          <table:table-cell office:value-type="string">
            <text:p>Boston College Law School</text:p>
          </table:table-cell>
        </table:table-row>
        <table:table-row>
          <table:table-cell office:value-type="string">
            <text:p>https://www.youtube.com/watch?v=YG2U3CxKsCs</text:p>
          </table:table-cell>
          <table:table-cell office:value-type="string">
            <text:p>May 12, 2023</text:p>
          </table:table-cell>
          <table:table-cell office:value-type="string">
            <text:p>SVB and the Banking Crisis</text:p>
          </table:table-cell>
          <table:table-cell office:value-type="string">
            <text:p>Just Law co-hosts Tom Blakely and Jim Fiore interview BC Law Liberty Mutual Professor Pat McCoy, who helped found the Federal Consumer Protection Bureau before coming to BC Law, about the collapse of SVB and the growing pressure on other banks.</text:p>
          </table:table-cell>
          <table:table-cell office:value-type="string">
            <text:p>Boston College Law School</text:p>
          </table:table-cell>
        </table:table-row>
        <table:table-row>
          <table:table-cell office:value-type="string">
            <text:p>https://www.youtube.com/watch?v=5mM8b1oGZ1M</text:p>
          </table:table-cell>
          <table:table-cell office:value-type="string">
            <text:p>Dec 21, 2022</text:p>
          </table:table-cell>
          <table:table-cell office:value-type="string">
            <text:p>The Federal Bureau of Investigation Wants YOU</text:p>
          </table:table-cell>
          <table:table-cell office:value-type="string">
            <text:p>Just Law Co-Host Tom Blakely talks to Courtney Pillsbury, BC Law alum, FBI agent and recruiter, about her career path and the opportunities for lawyers at the Agency.</text:p>
          </table:table-cell>
          <table:table-cell office:value-type="string">
            <text:p>Boston College Law School</text:p>
          </table:table-cell>
        </table:table-row>
        <table:table-row>
          <table:table-cell office:value-type="string">
            <text:p>https://www.youtube.com/watch?v=wSY1lh8FHr8</text:p>
          </table:table-cell>
          <table:table-cell office:value-type="string">
            <text:p>Sep 22, 2022</text:p>
          </table:table-cell>
          <table:table-cell office:value-type="string">
            <text:p>Peremptory Challenges: Exploring Court Efforts Nationwide to Combat Racial Bias</text:p>
          </table:table-cell>
          <table:table-cell office:value-type="string">
            <text:p>On Tuesday, September 13, 2022, the Rappaport Center presented "Peremptory Challenges: Exploring Court Efforts Nationwide to Combat Racial Bias" with moderator Jeffery Robinson, Rappaport Distinguished Visiting Professor and CEO, The Who We Are Project; and panelists Hon. Pamela Gates, Maricopa County Superior Court, Arizona, Chair, Task Force on Jury Data Collection, Practices, and Policies; Hon. David A. Lowy, Associate Justice, Massachusetts Supreme Judicial Court; Lila Silverstein, Staff Attorney, Washington Appellate Project; and Steven Van Dyke, Staff Attorney, Public Defender Division of CPCS.</text:p>
          </table:table-cell>
          <table:table-cell office:value-type="string">
            <text:p>Boston College Law School</text:p>
          </table:table-cell>
        </table:table-row>
        <table:table-row>
          <table:table-cell office:value-type="string">
            <text:p>https://www.youtube.com/watch?v=R4ZNl_zfr3w</text:p>
          </table:table-cell>
          <table:table-cell office:value-type="string">
            <text:p>May 09, 2022</text:p>
          </table:table-cell>
          <table:table-cell office:value-type="string">
            <text:p>Judge Advocate General Corps: What You Need to Know</text:p>
          </table:table-cell>
          <table:table-cell office:value-type="string">
            <text:p>Just Law host Tom Blakely talks about legal careers in the Judge Advocate General Corps with USMC Captain and Officer Selection Officer Austin Lorah and Evan Muller, 2nd Lieutenant and 1L at BC Law.</text:p>
          </table:table-cell>
          <table:table-cell office:value-type="string">
            <text:p>Boston College Law School</text:p>
          </table:table-cell>
        </table:table-row>
        <table:table-row>
          <table:table-cell office:value-type="string">
            <text:p>https://www.youtube.com/watch?v=SJ32-GmQaOY</text:p>
          </table:table-cell>
          <table:table-cell office:value-type="string">
            <text:p>Apr 05, 2023</text:p>
          </table:table-cell>
          <table:table-cell office:value-type="string">
            <text:p>Legalizing Sports Betting</text:p>
          </table:table-cell>
          <table:table-cell office:value-type="string">
            <text:p>Sports betting is now legal in Massachusetts. Just Law Podcast Host Tom Blakely talks to Sean Hickey '14, Director of the Legal Department at DraftKings Inc., about the behind the scenes leading up to the decision and the launch, and what it's like to work at one of the biggest names in the business.</text:p>
          </table:table-cell>
          <table:table-cell office:value-type="string">
            <text:p>Boston College Law School</text:p>
          </table:table-cell>
        </table:table-row>
        <table:table-row>
          <table:table-cell office:value-type="string">
            <text:p>https://www.youtube.com/watch?v=iSoAljuLY6M</text:p>
          </table:table-cell>
          <table:table-cell office:value-type="string">
            <text:p>Sep 08, 2023</text:p>
          </table:table-cell>
          <table:table-cell office:value-type="string">
            <text:p>The Boston Marathon Bombing</text:p>
          </table:table-cell>
          <table:table-cell office:value-type="string">
            <text:p>Just Law co-host Tom Blakely interviews Boston College Police Chief and Executive Director of Public Safety William B. Evans. Evans previously served for decades on the Boston Police Department, working his way all the way up to Commissioner. He reflects on his personal and professional life, what it was like to manage the Boston Marathon bombing response, and his current position at Boston College.</text:p>
          </table:table-cell>
          <table:table-cell office:value-type="string">
            <text:p>Boston College Law School</text:p>
          </table:table-cell>
        </table:table-row>
        <table:table-row>
          <table:table-cell office:value-type="string">
            <text:p>https://www.youtube.com/watch?v=AukEzlAtyuw</text:p>
          </table:table-cell>
          <table:table-cell office:value-type="string">
            <text:p>Jun 22, 2023</text:p>
          </table:table-cell>
          <table:table-cell office:value-type="string">
            <text:p>Is Receivership the Right Approach for Underperforming School Districts?</text:p>
          </table:table-cell>
          <table:table-cell office:value-type="string">
            <text:p>As part of the Greater Boston Debate Series, the Rappaport Center for Law and Public Policy and the Rappaport Institute for Greater Boston co-hosted the program: "Is Receivership the Right Approach for Underperforming School Districts?" <text:s/>\n\nModerator: Shira Schoenberg of The Boston Globe\nDebaters: Professor Beth Schueler and Professor Domingo Morel</text:p>
          </table:table-cell>
          <table:table-cell office:value-type="string">
            <text:p>Boston College Law School</text:p>
          </table:table-cell>
        </table:table-row>
        <table:table-row>
          <table:table-cell office:value-type="string">
            <text:p>https://www.youtube.com/watch?v=J-3c1nF9tls</text:p>
          </table:table-cell>
          <table:table-cell office:value-type="string">
            <text:p>Jun 22, 2023</text:p>
          </table:table-cell>
          <table:table-cell office:value-type="string">
            <text:p>Senior Fellow in Residence Community Address</text:p>
          </table:table-cell>
          <table:table-cell office:value-type="string">
            <text:p>Danielle Kinkel, General Counsel at Massachusetts Housing Partnership, delivered her Community Address as the Rappaport Senior Fellow, "Undoing Past Policies: Building Equitable Access to Homeownership"</text:p>
          </table:table-cell>
          <table:table-cell office:value-type="string">
            <text:p>Boston College Law School</text:p>
          </table:table-cell>
        </table:table-row>
        <table:table-row>
          <table:table-cell office:value-type="string">
            <text:p>https://www.youtube.com/watch?v=_U9VWHfDpQY</text:p>
          </table:table-cell>
          <table:table-cell office:value-type="string">
            <text:p>Jun 15, 2023</text:p>
          </table:table-cell>
          <table:table-cell office:value-type="string">
            <text:p>Should Public School Teachers Have the Right to Strike in Massachusetts?</text:p>
          </table:table-cell>
          <table:table-cell office:value-type="string">
            <text:p>On June 14, 2023, the Rappaport Center for Law and Public Policy hosted a debate between Paul Levy, Newton School Committee Member, and Max Page, President of the Massachusetts Teachers Association, moderated by Carrie Jung, Senior Education Reporter at WBUR, on whether teachers should have the right to strike in Massachusetts. Register.\n\nPaul Levy was elected to the Newton School Committee in November 2021 and is serving a two-year term. His career includes CEO of Beth Israel Deaconess Medical Center (2002-2011); Executive Dean for Administration at Harvard Medical School (1998-2002); Executive Director of the Mass Water Resources Authority (1987-1992); and Chairman of the MA Department of Public Utilities (1987-1992). At the MWRA, he was responsible for initiating and signing the project labor agreement governing labor relations for the decade-long $4-billion Boston Harbor Cleanup. At HMS, Levy was part of the collective bargaining team for negotiations with the Harvard Union of Clerical and Technical Workers. He has written extensively on matters related to public policy, leadership, and negotiation.\n\nCarrie Jung is WBUR's senior education reporter. She joined the team in 2018 and has covered a variety of topics in that time including the Harvard affirmative action trial and Massachusetts renewed efforts to support early education and care services. While at WBUR, Jung has won two Edward R. Murrow awards. Before moving to Boston, Jung lived and worked in the southwest reporting on education and Native American issues for outlets like KJZZ, NPR, National Native News, and Al Jazeera America.\n\nMax Page is president of the Massachusetts Teachers Association, the largest union in New England, representing 115,000 public school and college educators in Massachusetts. As an MTA leader, Page helped organize members to ensure passage of the Student Opportunity Act. As president, he is continuing to fight for similar legislation to increase funding for public higher education, with the goal of making it debt-free for students. Page is also professor of architecture at UMass Amherst.</text:p>
          </table:table-cell>
          <table:table-cell office:value-type="string">
            <text:p>Boston College Law School</text:p>
          </table:table-cell>
        </table:table-row>
        <table:table-row>
          <table:table-cell office:value-type="string">
            <text:p>https://www.youtube.com/watch?v=nk_2ghxx7C0</text:p>
          </table:table-cell>
          <table:table-cell office:value-type="string">
            <text:p>Nov 18, 2022</text:p>
          </table:table-cell>
          <table:table-cell office:value-type="string">
            <text:p>Just Law: Meet the New Team</text:p>
          </table:table-cell>
          <table:table-cell office:value-type="string">
            <text:p>The Just Law Podcast team has expanded! Meet new team members Re Cooper, Mercedes Harvell, and Jill Jacobson, and listen as they, Tom and Jim discuss their BC Law experiences, what they love best--and what they would change.</text:p>
          </table:table-cell>
          <table:table-cell office:value-type="string">
            <text:p>Boston College Law School</text:p>
          </table:table-cell>
        </table:table-row>
        <table:table-row>
          <table:table-cell office:value-type="string">
            <text:p>https://www.youtube.com/watch?v=TkJI3Mftc0s</text:p>
          </table:table-cell>
          <table:table-cell office:value-type="string">
            <text:p>Apr 03, 2023</text:p>
          </table:table-cell>
          <table:table-cell office:value-type="string">
            <text:p>The Land Conference: Fireside Chat with George Fatheree III</text:p>
          </table:table-cell>
          <table:table-cell office:value-type="string">
            <text:p>Fireside chat with Dean Odette Lieanu of Boston College Law School and George Fatheree III, Partner at Sidley Austin LLP.\n\nPart of the The Land Loss, Reparations, &amp; Housing Policy Conference</text:p>
          </table:table-cell>
          <table:table-cell office:value-type="string">
            <text:p>Boston College Law School</text:p>
          </table:table-cell>
        </table:table-row>
        <table:table-row>
          <table:table-cell office:value-type="string">
            <text:p>https://www.youtube.com/watch?v=ChFMIf7FECk</text:p>
          </table:table-cell>
          <table:table-cell office:value-type="string">
            <text:p>Mar 27, 2023</text:p>
          </table:table-cell>
          <table:table-cell office:value-type="string">
            <text:p>Experiencing Grief and Loss in Law School</text:p>
          </table:table-cell>
          <table:table-cell office:value-type="string">
            <text:p>Alumnus Michael Cavoto talks about losing his stepfather while he was in law school, managing the grief and many conflicting feelings, and finding the support to begin his healing journey.\n\nLed by BC Law alum Jim Warner, this is the first in our new podcast "Resilience &amp; Recovery," part of the BC Law Impact blog's Mental Health and Wellness series. Please be advised that this episode discusses suicide. If you need help, please call The National Suicide Prevention Lifeline, which is now reachable nationwide by dialing 988, or visiting them online at https://988lifeline.org/.</text:p>
          </table:table-cell>
          <table:table-cell office:value-type="string">
            <text:p>Boston College Law School</text:p>
          </table:table-cell>
        </table:table-row>
        <table:table-row>
          <table:table-cell office:value-type="string">
            <text:p>https://www.youtube.com/watch?v=rR-4-STSbd0</text:p>
          </table:table-cell>
          <table:table-cell office:value-type="string">
            <text:p>May 27, 2022</text:p>
          </table:table-cell>
          <table:table-cell office:value-type="string">
            <text:p>2022 Boston College Law School Commencement</text:p>
          </table:table-cell>
          <table:table-cell office:value-type="string">
            <text:p/>
          </table:table-cell>
          <table:table-cell office:value-type="string">
            <text:p>Boston College Law School</text:p>
          </table:table-cell>
        </table:table-row>
        <table:table-row>
          <table:table-cell office:value-type="string">
            <text:p>https://www.youtube.com/watch?v=LT0wmkwk6ng</text:p>
          </table:table-cell>
          <table:table-cell office:value-type="string">
            <text:p>Apr 28, 2023</text:p>
          </table:table-cell>
          <table:table-cell office:value-type="string">
            <text:p>Catharine Wells: A Celebration of Life</text:p>
          </table:table-cell>
          <table:table-cell office:value-type="string">
            <text:p>In March 2022, the BC Law community lost a beloved teacher, mentor, and friend, Professor Catharine Wells. On April 28, 2023, family and friends gathered to remember her.</text:p>
          </table:table-cell>
          <table:table-cell office:value-type="string">
            <text:p>Boston College Law School</text:p>
          </table:table-cell>
        </table:table-row>
        <table:table-row>
          <table:table-cell office:value-type="string">
            <text:p>https://www.youtube.com/watch?v=j33s9KGXo2c</text:p>
          </table:table-cell>
          <table:table-cell office:value-type="string">
            <text:p>Jun 22, 2023</text:p>
          </table:table-cell>
          <table:table-cell office:value-type="string">
            <text:p>Affordable Homeownership: Barriers and Solutions</text:p>
          </table:table-cell>
          <table:table-cell office:value-type="string">
            <text:p>On March 22, 2023, the Rappaport Center for Law and Public Policy hosted a program on "Affordable Homeownership: Barriers and Solutions" with four housing experts (including Professor Lisa Alexander) as panelists and Danielle Kinkel as moderator.</text:p>
          </table:table-cell>
          <table:table-cell office:value-type="string">
            <text:p>Boston College Law School</text:p>
          </table:table-cell>
        </table:table-row>
        <table:table-row>
          <table:table-cell office:value-type="string">
            <text:p>https://www.youtube.com/watch?v=CqiiZFE2JFk</text:p>
          </table:table-cell>
          <table:table-cell office:value-type="string">
            <text:p>Sep 29, 2022</text:p>
          </table:table-cell>
          <table:table-cell office:value-type="string">
            <text:p>Just Law: Let's Talk about Mental Health</text:p>
          </table:table-cell>
          <table:table-cell office:value-type="string">
            <text:p>Tom Blakely and Sam Beyar welcome two alumni special guests, Elizabeth Martin and Jim Warner, to tell their personal stories about their struggles with mental health, the tools they used to recover--and why it's so important to talk about it with others. This episode is part of a larger initiative in support of the well-being of law students and lawyers across the professional spectrum, in partnership with alumni. It includes the Mental Health Impact Blog Series (bclawimpact.org), comprising deeply personal essays by community members who have struggled with mental health issues, meant to provide restorative insights and resources to fellow lawyers in need.</text:p>
          </table:table-cell>
          <table:table-cell office:value-type="string">
            <text:p>Boston College Law School</text:p>
          </table:table-cell>
        </table:table-row>
        <table:table-row>
          <table:table-cell office:value-type="string">
            <text:p>https://www.youtube.com/watch?v=m91MlBGcAuU</text:p>
          </table:table-cell>
          <table:table-cell office:value-type="string">
            <text:p>May 23, 2022</text:p>
          </table:table-cell>
          <table:table-cell office:value-type="string">
            <text:p>Musk's Twitter Deal</text:p>
          </table:table-cell>
          <table:table-cell office:value-type="string">
            <text:p>Tom Blakely and Jim Fiore talk to Professor Brian Quinn about Elon Musk's offer to buy Twitter.</text:p>
          </table:table-cell>
          <table:table-cell office:value-type="string">
            <text:p>Boston College Law School</text:p>
          </table:table-cell>
        </table:table-row>
        <table:table-row>
          <table:table-cell office:value-type="string">
            <text:p>https://www.youtube.com/watch?v=UF2HA3eR5gE</text:p>
          </table:table-cell>
          <table:table-cell office:value-type="string">
            <text:p>Apr 03, 2023</text:p>
          </table:table-cell>
          <table:table-cell office:value-type="string">
            <text:p>The Land Loss, Reparation, &amp; Housing Policy Conference: Welcome &amp; Panel 1</text:p>
          </table:table-cell>
          <table:table-cell office:value-type="string">
            <text:p>Welcome Remarks\nOdette Lienau: Marianne D. Short, Esq., Dean, Boston College\nThomas W. Mitchell: Director, Initiative on Land, Housing &amp; Property Rights &amp; Robert Drinan, S.J., Professor of Law, Boston College\n\nPanel 1: Estimating the Generational Impact of Black Land Loss\nDania Francis: Assistant Professor of Economics, UMASS Boston\nBryce Stucki: Independent Researcher\nThomas W. Mitchell: Director, Initiative on Land, Housing &amp; Property Rights &amp; Robert Drinan, S.J., Professor of Law, Boston College\nStephen Malpezzi (Moderator): Professor Emeritus, University of Wisconsin</text:p>
          </table:table-cell>
          <table:table-cell office:value-type="string">
            <text:p>Boston College Law School</text:p>
          </table:table-cell>
        </table:table-row>
        <table:table-row>
          <table:table-cell office:value-type="string">
            <text:p>https://www.youtube.com/watch?v=s4LBn1Y4Yfc</text:p>
          </table:table-cell>
          <table:table-cell office:value-type="string">
            <text:p>Sep 18, 2023</text:p>
          </table:table-cell>
          <table:table-cell office:value-type="string">
            <text:p>Rewarding Careers Interweaving Public, Private, and Nonprofit Sectors</text:p>
          </table:table-cell>
          <table:table-cell office:value-type="string">
            <text:p>Legal careers take many paths. Hear from four lawyers who have navigated the public, private, and nonprofit sectors throughout their careers. \n\nAdjunct Professor Glenn Cunha moderates with panelists ranging from the former Chief of the Civil Rights Division at the Massachusetts Attorney General's Office who is now Counsel at the nonprofit Protect Democracy, to the Deputy Chief Counsel at the Committee for Public Counsel Services, to the former Chief Legal Counsel for Governor Charlie Baker and now, Counsel at Anderson &amp; Kreiger. <text:s/>\n\nThe program is co-sponsored by the BC Law Rappaport Center for Law &amp; Public Policy, the Career Services Office and the BC Law Criminal Law Society.</text:p>
          </table:table-cell>
          <table:table-cell office:value-type="string">
            <text:p>Boston College Law School</text:p>
          </table:table-cell>
        </table:table-row>
        <table:table-row>
          <table:table-cell office:value-type="string">
            <text:p>https://www.youtube.com/watch?v=kHU1K3oA-eY</text:p>
          </table:table-cell>
          <table:table-cell office:value-type="string">
            <text:p>Jun 27, 2022</text:p>
          </table:table-cell>
          <table:table-cell office:value-type="string">
            <text:p>Focus: Your Career (2022)</text:p>
          </table:table-cell>
          <table:table-cell office:value-type="string">
            <text:p>Our Career Services Office offers 100 professional development and recruiting programs each year, including clinics, clerkship training, workshops, and resume critiques. These resources help students discern their passions, develop practical skills, and discover potential employers. It works: Our employment rate is 95.6%, and 90.8% of our graduates acquire full-time, long-term, bar-passage required/JD advantage jobs. Learn more on our website: https://www.bc.edu/bc-web/schools/law...</text:p>
          </table:table-cell>
          <table:table-cell office:value-type="string">
            <text:p>Boston College Law School</text:p>
          </table:table-cell>
        </table:table-row>
        <table:table-row>
          <table:table-cell office:value-type="string">
            <text:p>https://www.youtube.com/watch?v=4fuwN00BJqI</text:p>
          </table:table-cell>
          <table:table-cell office:value-type="string">
            <text:p>Nov 11, 2022</text:p>
          </table:table-cell>
          <table:table-cell office:value-type="string">
            <text:p>Reparations: Current Progress and Controversies</text:p>
          </table:table-cell>
          <table:table-cell office:value-type="string">
            <text:p>On Wednesday, November 9, 2022, the Rappaport Center presented "Reparations: Current Progress and Controversies" \n\nModerator: \nKimberly Atkins Stohr, Senior Opinion Writer, The Boston Globe\n\nPanelists:\nMichele Miller, Amherst Town Councilor; Reparations For Amherst, Co-Chair; African Heritage Reparation Assembly Member\nThomas W. Mitchell, Professor and Robert F. Drinan, S.J. Chair, Boston College Law School\nAttorney Kamilah Moore, Chair, California Reparations Task Force\nJeffery Robinson, Rappaport Distinguished Visiting Professor; CEO, The Who We Are Project. This program is co-sponsored by Boston College Black Law Students Association.</text:p>
          </table:table-cell>
          <table:table-cell office:value-type="string">
            <text:p>Boston College Law School</text:p>
          </table:table-cell>
        </table:table-row>
        <table:table-row>
          <table:table-cell office:value-type="string">
            <text:p>https://www.youtube.com/watch?v=i4uvAKdmUvY</text:p>
          </table:table-cell>
          <table:table-cell office:value-type="string">
            <text:p>Apr 03, 2023</text:p>
          </table:table-cell>
          <table:table-cell office:value-type="string">
            <text:p>The Land Conference Panel 2: History of Boston’s Housing Inequality and Unaffordability</text:p>
          </table:table-cell>
          <table:table-cell office:value-type="string">
            <text:p>Part of the Land Loss, Reparations, &amp; Housing Policy Conference\n\nAnnie Calef: Research Manager, Boston Indicators\nKarilyn Crockett: Assistant Professor or Urban History, Public Policy and Planning, MIT\nMaria Latimore: Project Director, Homes for Equity\nDavid Price: Associate Director, Initiative on Land, Housing, and Property Rights, Boston College\nLisa Alexander (Moderator): Professor of Law; Faculty Director of Housing &amp; Property Rights Programs, Boston College</text:p>
          </table:table-cell>
          <table:table-cell office:value-type="string">
            <text:p>Boston College Law School</text:p>
          </table:table-cell>
        </table:table-row>
        <table:table-row>
          <table:table-cell office:value-type="string">
            <text:p>https://www.youtube.com/watch?v=ydhY6jtr5Io</text:p>
          </table:table-cell>
          <table:table-cell office:value-type="string">
            <text:p>Oct 20, 2022</text:p>
          </table:table-cell>
          <table:table-cell office:value-type="string">
            <text:p>5th Annual International IP Summit: EU’s Unified Patent Court:Impact on US Companies &amp; IP Litigation</text:p>
          </table:table-cell>
          <table:table-cell office:value-type="string">
            <text:p>The Unified Patent Court seems ready to launch this Spring and will be a significant development for patent law. The UPC will issue decisions with effect over an economic zone comparable in size to the U.S. GDP. Additionally, the UPC makes the European court system more accessible to U.S. litigants as it consolidates European patent litigation into one set of rules and laws, a scope much more manageable for U.S. General Counsel. <text:s/>And the biggest rule of the UPC is “Move Quickly”. The one-year time-period for a UPC case requires U.S. attorneys supporting a U.S. litigant to play a key role as “boots-on-the-ground” collecting evidence and prior art and organizing pleadings. The UPC and the role of the U.S. attorney are reviewed during this panel session.\n\nSpeakers:\nEd Kelly, Boston &amp; Galway, LLC (Moderator)\nSabine Agé, Avocat, Partner, Hoyng Rokh Monegier\nChris Carroll, Partner, Burns &amp; Levinson LLP\nMathias Karlhuber, Partner, Cohausz &amp; Florack\nKevin Brayton McGoff, Vice President, Assistant General Counsel Intellectual Property, Butterfly Network</text:p>
          </table:table-cell>
          <table:table-cell office:value-type="string">
            <text:p>Boston College Law School</text:p>
          </table:table-cell>
        </table:table-row>
        <table:table-row>
          <table:table-cell office:value-type="string">
            <text:p>https://www.youtube.com/watch?v=MMAU_gKz0Ko</text:p>
          </table:table-cell>
          <table:table-cell office:value-type="string">
            <text:p>Mar 16, 2023</text:p>
          </table:table-cell>
          <table:table-cell office:value-type="string">
            <text:p>What's Happening With Housing?</text:p>
          </table:table-cell>
          <table:table-cell office:value-type="string">
            <text:p>Just Law Co-host Tom Blakely interviews Professor Lisa Alexander and David Price, Associate Director of BC Law's new Initiative on Land, Housing and Property Rights, to discuss affordable housing in Boston and the upcoming The Land Loss, Reparations &amp; Housing Policy Conference on March 23-24.</text:p>
          </table:table-cell>
          <table:table-cell office:value-type="string">
            <text:p>Boston College Law School</text:p>
          </table:table-cell>
        </table:table-row>
        <table:table-row>
          <table:table-cell office:value-type="string">
            <text:p>https://www.youtube.com/watch?v=8XnCY17l4HE</text:p>
          </table:table-cell>
          <table:table-cell office:value-type="string">
            <text:p>May 02, 2022</text:p>
          </table:table-cell>
          <table:table-cell office:value-type="string">
            <text:p>Mental Health and the Legal Profession</text:p>
          </table:table-cell>
          <table:table-cell office:value-type="string">
            <text:p>Host Tom Blakely talks to Shailini Jandial George about mental health and wellness in law school and the profession, how deeply embedded cultural and structural issues can contribute to competition and stress among students--and what we can do about it. George is Professor of Legal Writing at Suffolk University Law School and author of The Law Student's Guide to Doing Well and Being Well, and recently spoke at BC Law at the panel "Resilience: Living Well in the Face of Adversity."</text:p>
          </table:table-cell>
          <table:table-cell office:value-type="string">
            <text:p>Boston College Law School</text:p>
          </table:table-cell>
        </table:table-row>
        <table:table-row>
          <table:table-cell office:value-type="string">
            <text:p>https://www.youtube.com/watch?v=lvDFJSDYJLI</text:p>
          </table:table-cell>
          <table:table-cell office:value-type="string">
            <text:p>Apr 25, 2022</text:p>
          </table:table-cell>
          <table:table-cell office:value-type="string">
            <text:p>The Outdoor Dining Fee Controversy</text:p>
          </table:table-cell>
          <table:table-cell office:value-type="string">
            <text:p>Podcast hosts Tom Blakely and Ali Shafi talk to Professor Dan Farbman about the implications of fees imposed on North End restaurants, and related protests at Mayor Michelle Wu's residence.</text:p>
          </table:table-cell>
          <table:table-cell office:value-type="string">
            <text:p>Boston College Law School</text:p>
          </table:table-cell>
        </table:table-row>
        <table:table-row>
          <table:table-cell office:value-type="string">
            <text:p>https://www.youtube.com/watch?v=8heDJs97k6A</text:p>
          </table:table-cell>
          <table:table-cell office:value-type="string">
            <text:p>Aug 23, 2023</text:p>
          </table:table-cell>
          <table:table-cell office:value-type="string">
            <text:p>Welcome to BC Law: A Message from the Dean</text:p>
          </table:table-cell>
          <table:table-cell office:value-type="string">
            <text:p>Odette Lienau, the inaugural Marianne D. Short, Esq., Dean, explains why Boston College is such a special place to study law.</text:p>
          </table:table-cell>
          <table:table-cell office:value-type="string">
            <text:p>Boston College Law School</text:p>
          </table:table-cell>
        </table:table-row>
        <table:table-row>
          <table:table-cell office:value-type="string">
            <text:p>https://www.youtube.com/watch?v=zwmyhScYK-w</text:p>
          </table:table-cell>
          <table:table-cell office:value-type="string">
            <text:p>Apr 19, 2023</text:p>
          </table:table-cell>
          <table:table-cell office:value-type="string">
            <text:p>The Moot Court Experience</text:p>
          </table:table-cell>
          <table:table-cell office:value-type="string">
            <text:p>Host Tom Blakely interviews Jamie Ehrlich and Bobby Ferullo, winners of last year's Grimes Moot Court Competition, about their experience.</text:p>
          </table:table-cell>
          <table:table-cell office:value-type="string">
            <text:p>Boston College Law School</text:p>
          </table:table-cell>
        </table:table-row>
        <table:table-row>
          <table:table-cell office:value-type="string">
            <text:p>https://www.youtube.com/watch?v=wIpmsOvvhtE</text:p>
          </table:table-cell>
          <table:table-cell office:value-type="string">
            <text:p>Jun 09, 2023</text:p>
          </table:table-cell>
          <table:table-cell office:value-type="string">
            <text:p>Banning TikTok</text:p>
          </table:table-cell>
          <table:table-cell office:value-type="string">
            <text:p>Just Law co-hosts Tom Blakely and Jim Fiore talk to Professor and Associate Dean of Academic Affairs Daniel Lyons about the growing push to ban the social media platform Tiktok, and implications for free speech and business.</text:p>
          </table:table-cell>
          <table:table-cell office:value-type="string">
            <text:p>Boston College Law School</text:p>
          </table:table-cell>
        </table:table-row>
        <table:table-row>
          <table:table-cell office:value-type="string">
            <text:p>https://www.youtube.com/watch?v=dx5aIObMTOY</text:p>
          </table:table-cell>
          <table:table-cell office:value-type="string">
            <text:p>Apr 03, 2023</text:p>
          </table:table-cell>
          <table:table-cell office:value-type="string">
            <text:p>The Land Conference Panel 4: Priced Out: Housing Affordability Solutions</text:p>
          </table:table-cell>
          <table:table-cell office:value-type="string">
            <text:p>Part of the Land Loss, Reparations, &amp; Housing Policy Conference\n\nKendra Lara: Boston City Councilor\nJoe Kriesberg: CEO, MassINC\nJohn Infranca: Professor of Law , Suffolk University\nDanielle Johnson: Deputy Director, Mayor’s Office of Housing Stability\nLisa Alexander (Modertator): Professor of Law; Faculty Director of Housing &amp; Property Rights Programs, Boston College</text:p>
          </table:table-cell>
          <table:table-cell office:value-type="string">
            <text:p>Boston College Law School</text:p>
          </table:table-cell>
        </table:table-row>
        <table:table-row>
          <table:table-cell office:value-type="string">
            <text:p>https://www.youtube.com/watch?v=AGJJPM-LCLU</text:p>
          </table:table-cell>
          <table:table-cell office:value-type="string">
            <text:p>May 23, 2022</text:p>
          </table:table-cell>
          <table:table-cell office:value-type="string">
            <text:p>A Conversation with Massachusetts Attorney General Candidates</text:p>
          </table:table-cell>
          <table:table-cell office:value-type="string">
            <text:p>Hosted by the Rappaport Center for Law and Public Policy at Boston College Law School\n\nModerator:\nKimberly Atkins Stohr, Senior Opinion Writer and Columnist, Boston Globe\n\nCandidates:\nAndrea Campbell, Former Boston City Councilor\nShannon Liss-Riordan, Attorney, Lichten &amp; Liss-Riordan, P.C.\nQuentin Palfrey, Former Assistant Attorney Gener</text:p>
          </table:table-cell>
          <table:table-cell office:value-type="string">
            <text:p>Boston College Law School</text:p>
          </table:table-cell>
        </table:table-row>
        <table:table-row>
          <table:table-cell office:value-type="string">
            <text:p>https://www.youtube.com/watch?v=wJM5y7R8wbg</text:p>
          </table:table-cell>
          <table:table-cell office:value-type="string">
            <text:p>Nov 25, 2022</text:p>
          </table:table-cell>
          <table:table-cell office:value-type="string">
            <text:p>First Generation Professionals</text:p>
          </table:table-cell>
          <table:table-cell office:value-type="string">
            <text:p>Tom Blakely interviews current second-year student Sydney Blomstrom, president of BC Law's First Generation Professionals group, and alumnus John-Henry Marley '21 from Morgan Lewis, about their personal and professional experiences.</text:p>
          </table:table-cell>
          <table:table-cell office:value-type="string">
            <text:p>Boston College Law School</text:p>
          </table:table-cell>
        </table:table-row>
        <table:table-row>
          <table:table-cell office:value-type="string">
            <text:p>https://www.youtube.com/watch?v=ev6dRuHOWYU</text:p>
          </table:table-cell>
          <table:table-cell office:value-type="string">
            <text:p>Sep 05, 2023</text:p>
          </table:table-cell>
          <table:table-cell office:value-type="string">
            <text:p>Focus: Your Career (2023)</text:p>
          </table:table-cell>
          <table:table-cell office:value-type="string">
            <text:p>Our Career Services Office offers over 100 professional development and recruiting programs each year, including clinics, clerkship training, workshops, and resume critiques. These resources help students discern their passions, develop practical skills, and discover potential employers. It works: Our employment rate is 95.3%, and 92.6% of our graduates acquire full-time, long-term, bar-passage required/JD advantage jobs. Learn more on our website: https://www.bc.edu/bc-web/schools/law...</text:p>
          </table:table-cell>
          <table:table-cell office:value-type="string">
            <text:p>Boston College Law School</text:p>
          </table:table-cell>
        </table:table-row>
        <table:table-row>
          <table:table-cell office:value-type="string">
            <text:p>https://www.youtube.com/watch?v=-1Fnyt4rjBk</text:p>
          </table:table-cell>
          <table:table-cell office:value-type="string">
            <text:p>Jan 31, 2023</text:p>
          </table:table-cell>
          <table:table-cell office:value-type="string">
            <text:p>Criminal Justice Reform The Role of the Progressive Prosecutor</text:p>
          </table:table-cell>
          <table:table-cell office:value-type="string">
            <text:p>On January 30, 2023, the Rappaport Center welcomed Chesa Boudin, the 2023 Rappaport Senior Fellow, in the presentation of a Community Address "Criminal Justice Reform The Role of the Progressive Prosecutor.</text:p>
          </table:table-cell>
          <table:table-cell office:value-type="string">
            <text:p>Boston College Law School</text:p>
          </table:table-cell>
        </table:table-row>
        <table:table-row>
          <table:table-cell office:value-type="string">
            <text:p>https://www.youtube.com/watch?v=RKOM19QR1lU</text:p>
          </table:table-cell>
          <table:table-cell office:value-type="string">
            <text:p>Feb 16, 2023</text:p>
          </table:table-cell>
          <table:table-cell office:value-type="string">
            <text:p>Boston Public Schools: Are The New Admissions Policies Achieving Educational Equity</text:p>
          </table:table-cell>
          <table:table-cell office:value-type="string">
            <text:p>On Wednesday, February 15, 2023, the Rappaport Center presented a program "Boston Public Schools: Are The New Admissions Policies Achieving Educational Equity?" with Rebekah Levine Coley, Chair and Professor, Lynch School of Education and Human Development, Boston College; Rappaport Center Advisory Board Member BC Law Professor, Moderator; Mary Holper, Associate Dean for Experiential Learning, Associate Clinical Professor, Director of Immigration Clinic, Boston College Law School; Melanie Rucinski, Ph.D. Student, Harvard Kennedy School; Rachel Skerritt, Chief Strategy Officer, Attuned Education Partners; Former Head of School, Boston Latin School; and Tanisha Sullivan, President, NAACP|Boston; Associate General Counsel, Sanofi Genzyme; Rappaport Center Advisory Board Member.</text:p>
          </table:table-cell>
          <table:table-cell office:value-type="string">
            <text:p>Boston College Law School</text:p>
          </table:table-cell>
        </table:table-row>
        <table:table-row>
          <table:table-cell office:value-type="string">
            <text:p>https://www.youtube.com/watch?v=SmHfgbXG1NY</text:p>
          </table:table-cell>
          <table:table-cell office:value-type="string">
            <text:p>Sep 07, 2023</text:p>
          </table:table-cell>
          <table:table-cell office:value-type="string">
            <text:p>Jeffery Robinson Community Address: "Who We Are: A Chronicle of Racism in America"</text:p>
          </table:table-cell>
          <table:table-cell office:value-type="string">
            <text:p>Documentary screening and community address by Jeffery Robinson, 2023 Rappaport Distinguished Visiting Professor.\n\nCo-sponsored by BC Law's LAHANAS, BLSA, and the BC Forum for Racial Justice in America. Dinner provided by Anna's Taqueria.</text:p>
          </table:table-cell>
          <table:table-cell office:value-type="string">
            <text:p>Boston College Law School</text:p>
          </table:table-cell>
        </table:table-row>
        <table:table-row>
          <table:table-cell office:value-type="string">
            <text:p>https://www.youtube.com/watch?v=hip_8150-IY</text:p>
          </table:table-cell>
          <table:table-cell office:value-type="string">
            <text:p>Oct 20, 2022</text:p>
          </table:table-cell>
          <table:table-cell office:value-type="string">
            <text:p>5th Annual International IP Summit: IP Protections – Have We Gone Too Far?</text:p>
          </table:table-cell>
          <table:table-cell office:value-type="string">
            <text:p>The breadth and strength of IP rights have changed in the United States over the past 20 years and continue to be examined. This panel discusses whether IP owners, in particular patent owners, have too many rights. Should a patent holder be able to restrict use of her invention by others, even those who need that invention for healthcare? Alternatively, have the Supreme Court’s efforts to scale back patent rights and the proposed ability to allow the US government to negotiate drug prices, reduced the value of patent rights such that we need check whether society is incentivized to invest in interesting but risky research and development efforts?</text:p>
          </table:table-cell>
          <table:table-cell office:value-type="string">
            <text:p>Boston College Law School</text:p>
          </table:table-cell>
        </table:table-row>
        <table:table-row>
          <table:table-cell office:value-type="string">
            <text:p>https://www.youtube.com/watch?v=OQ2CDVxjmEM</text:p>
          </table:table-cell>
          <table:table-cell office:value-type="string">
            <text:p>Jul 21, 2022</text:p>
          </table:table-cell>
          <table:table-cell office:value-type="string">
            <text:p>Introducing Your 1L Professors</text:p>
          </table:table-cell>
          <table:table-cell office:value-type="string">
            <text:p>Just Law podcast hosts Tom Blakely and Jim Fiore talk to three professors teaching in the first-year, Mark Brodin, Frank Garcia, and Daniel Lyons, to discuss their backgrounds, how they approach their classes, what the academic environment is like at BC Law, and how to prepare for your first semester.</text:p>
          </table:table-cell>
          <table:table-cell office:value-type="string">
            <text:p>Boston College Law School</text:p>
          </table:table-cell>
        </table:table-row>
        <table:table-row>
          <table:table-cell office:value-type="string">
            <text:p>https://www.youtube.com/watch?v=3zzJ6klCeKQ</text:p>
          </table:table-cell>
          <table:table-cell office:value-type="string">
            <text:p>Feb 09, 2023</text:p>
          </table:table-cell>
          <table:table-cell office:value-type="string">
            <text:p>Affirmative Action: Where We've Been, Where We're Going</text:p>
          </table:table-cell>
          <table:table-cell office:value-type="string">
            <text:p>On Tuesday, February 7, 2023, the Rappaport Center for Law and Public Policy presented, "Affirmative Action: Where We've Been, Where We're Going" with Theodore M. Shaw, Professor of Law and Director of the Center for Civil Rights, University of North Carolina School of Law, moderator; David Hinojosa, Director of the Educational Opportunities Project, Lawyers' Committee for Civil Rights Under Law; Marjorie Salvodon, Associate Professor, History Language &amp; Global Culture, Suffolk University; and Patrick Strawbridge, Partner, Consovoy McCarthy.</text:p>
          </table:table-cell>
          <table:table-cell office:value-type="string">
            <text:p>Boston College Law School</text:p>
          </table:table-cell>
        </table:table-row>
        <table:table-row>
          <table:table-cell office:value-type="string">
            <text:p>https://www.youtube.com/watch?v=aexaw8CX8D4</text:p>
          </table:table-cell>
          <table:table-cell office:value-type="string">
            <text:p>Sep 29, 2022</text:p>
          </table:table-cell>
          <table:table-cell office:value-type="string">
            <text:p>What Heritage Are You Talking About: Confederate Monuments In The United States</text:p>
          </table:table-cell>
          <table:table-cell office:value-type="string">
            <text:p>On September 21, 2022, the Rappaport Center welcomed Jeffery Robinson, Rappaport Distinguished Visiting Professor and CEO of The Who We Are Project, in the presentation of a Community Address "What Heritage Are You Talking About: Confederate Monuments In The United States".</text:p>
          </table:table-cell>
          <table:table-cell office:value-type="string">
            <text:p>Boston College Law School</text:p>
          </table:table-cell>
        </table:table-row>
        <table:table-row>
          <table:table-cell office:value-type="string">
            <text:p>https://www.youtube.com/watch?v=a6SWzgxagPA</text:p>
          </table:table-cell>
          <table:table-cell office:value-type="string">
            <text:p>Jul 06, 2023</text:p>
          </table:table-cell>
          <table:table-cell office:value-type="string">
            <text:p>The Twitter Files</text:p>
          </table:table-cell>
          <table:table-cell office:value-type="string">
            <text:p>Tom Blakely and Jim Fiore talk to Professors Daniel Lyons and Kevin Powers about Elon Musk's "data dump" of documents related to Twitter's content moderation and alleged censoring of conservative opinions, along with the legal implications for the courts.</text:p>
          </table:table-cell>
          <table:table-cell office:value-type="string">
            <text:p>Boston College Law School</text:p>
          </table:table-cell>
        </table:table-row>
        <table:table-row>
          <table:table-cell office:value-type="string">
            <text:p>https://www.youtube.com/watch?v=g4fYD3WnEN0</text:p>
          </table:table-cell>
          <table:table-cell office:value-type="string">
            <text:p>Feb 03, 2023</text:p>
          </table:table-cell>
          <table:table-cell office:value-type="string">
            <text:p>The Future of Progressive Prosecution</text:p>
          </table:table-cell>
          <table:table-cell office:value-type="string">
            <text:p>On Wednesday, February 1, 2023, the Rappaport Center for Law and Public Policy presented "The Future of Progressive Prosecution" with R. Michael Cassidy, BC Law Professor, Moderator; Chesa Boudin, Former District Attorney, San Francisco, California; 2023 Rappaport Senior Fellow; Donna Patalano, Former General Counsel, Suffolk County District Attorney's Office; and Kevin Hayden, Suffolk County District Attorney.</text:p>
          </table:table-cell>
          <table:table-cell office:value-type="string">
            <text:p>Boston College Law School</text:p>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4-06-21T12:55:00.021158</meta:creation-date>
    <dc:date>2024-06-21T12:55:00.039108</dc:date>
    <meta:generator>http://pypi.python.org/pypi/ezodf/0.1.0$Python3.10.5 (tags/v3.10.5:f377153, Jun  6 2022, 16:14:13) [MSC v.1929 64 bit (AMD64)]</meta:generator>
    <meta:document-statistic/>
    <meta:editing-cycles>1</meta:editing-cycles>
  </office:meta>
</office:document-meta>
</file>